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5030" officeooo:paragraph-rsid="0036621a"/>
    </style:style>
    <style:style style:name="P2" style:family="paragraph" style:parent-style-name="Text_20_body">
      <style:text-properties officeooo:rsid="0032591e" officeooo:paragraph-rsid="0036621a"/>
    </style:style>
    <style:style style:name="P3" style:family="paragraph" style:parent-style-name="Text_20_body">
      <style:text-properties officeooo:rsid="0032591e" officeooo:paragraph-rsid="0037caa1"/>
    </style:style>
    <style:style style:name="P4" style:family="paragraph" style:parent-style-name="Text_20_body">
      <style:text-properties officeooo:rsid="0032591e" officeooo:paragraph-rsid="0039c31a"/>
    </style:style>
    <style:style style:name="P5" style:family="paragraph" style:parent-style-name="Text_20_body">
      <style:text-properties officeooo:rsid="0032591e" officeooo:paragraph-rsid="003abd6d"/>
    </style:style>
    <style:style style:name="P6" style:family="paragraph" style:parent-style-name="Text_20_body">
      <style:text-properties officeooo:rsid="0039c31a" officeooo:paragraph-rsid="0039c31a"/>
    </style:style>
    <style:style style:name="P7" style:family="paragraph" style:parent-style-name="Heading_20_3">
      <style:text-properties officeooo:paragraph-rsid="0036621a"/>
    </style:style>
    <style:style style:name="P8" style:family="paragraph" style:parent-style-name="Heading_20_2">
      <style:text-properties officeooo:paragraph-rsid="0036621a"/>
    </style:style>
    <style:style style:name="P9" style:family="paragraph" style:parent-style-name="Heading_20_1" style:master-page-name="Right_20_Page">
      <style:paragraph-properties style:page-number="auto"/>
      <style:text-properties officeooo:rsid="0032591e" officeooo:paragraph-rsid="0036621a"/>
    </style:style>
    <style:style style:name="T1" style:family="text">
      <style:text-properties officeooo:rsid="00345030"/>
    </style:style>
    <style:style style:name="T2" style:family="text">
      <style:text-properties officeooo:rsid="003495e4"/>
    </style:style>
    <style:style style:name="T3" style:family="text">
      <style:text-properties officeooo:rsid="003642f6"/>
    </style:style>
    <style:style style:name="T4" style:family="text">
      <style:text-properties officeooo:rsid="0036621a"/>
    </style:style>
    <style:style style:name="T5" style:family="text">
      <style:text-properties officeooo:rsid="003681fd"/>
    </style:style>
    <style:style style:name="T6" style:family="text">
      <style:text-properties officeooo:rsid="0039c31a"/>
    </style:style>
    <style:style style:name="T7" style:family="text">
      <style:text-properties officeooo:rsid="003abd6d"/>
    </style:style>
    <style:style style:name="T8" style:family="text">
      <style:text-properties officeooo:rsid="003b1c7f"/>
    </style:style>
    <style:style style:name="T9" style:family="text">
      <style:text-properties officeooo:rsid="003d04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owderfinger</text:h>
      <text:p text:style-name="P8">(Neil Young)</text:p>
      <text:p text:style-name="P6">Capo 1</text:p>
      <text:p text:style-name="Heading_20_3">[VERSE 1]</text:p>
      <text:p text:style-name="P5">G <text:s text:c="22"/>C <text:s text:c="24"/><text:span text:style-name="T1">G</text:span></text:p>
      <text:p text:style-name="P5">Look out Mama there's a white boat comin down the river</text:p>
      <text:p text:style-name="P5"><text:s text:c="7"/>C <text:s text:c="41"/><text:span text:style-name="T2">G</text:span></text:p>
      <text:p text:style-name="P5">With a big red beacon and a flag and a man on the rail</text:p>
      <text:p text:style-name="P2"><text:s text:c="14"/>C</text:p>
      <text:p text:style-name="P4">I think you'd better call John, 'Cause it don't look </text:p>
      <text:p text:style-name="P4"><text:s text:c="23"/><text:span text:style-name="T8">G </text:span><text:s text:c="8"/>C</text:p>
      <text:p text:style-name="P4">like they're here to deliver the mail</text:p>
      <text:p text:style-name="P2"><text:s text:c="9"/>Bm <text:s text:c="14"/><text:span text:style-name="T5">G</text:span></text:p>
      <text:p text:style-name="P2">And it's less than a mile away</text:p>
      <text:p text:style-name="P2"><text:s text:c="2"/>Bm <text:s text:c="22"/>C</text:p>
      <text:p text:style-name="P2">I hope they didn't come to stay</text:p>
      <text:p text:style-name="P2"><text:s text:c="9"/>Bm <text:s text:c="23"/><text:span text:style-name="T5">C</text:span></text:p>
      <text:p text:style-name="P2">It's got numbers on the side and a gun</text:p>
      <text:p text:style-name="P3"><text:s text:c="20"/>D <text:s text:c="5"/>G C <text:span text:style-name="T2">G</text:span></text:p>
      <text:p text:style-name="P2">And it's makin' big waves.</text:p>
      <text:p text:style-name="Heading_20_3">[VERSE 2]</text:p>
      <text:p text:style-name="P2">G <text:s text:c="15"/>C <text:s text:c="27"/><text:span text:style-name="T1">G</text:span></text:p>
      <text:p text:style-name="P2">Daddy's gone, my brother's out hunting in the mountains</text:p>
      <text:p text:style-name="P2"><text:s text:c="4"/>C <text:s text:c="45"/><text:span text:style-name="T1">G</text:span></text:p>
      <text:p text:style-name="P2">Big John's been drinking since the river took Emmy-Lou</text:p>
      <text:p text:style-name="P2"><text:s text:c="7"/>C <text:s text:c="21"/><text:span text:style-name="T8">Em</text:span></text:p>
      <text:p text:style-name="P2">So the powers that be left me here</text:p>
      <text:p text:style-name="P2"><text:s text:c="14"/>G</text:p>
      <text:p text:style-name="P2">to do all the thinkin'</text:p>
      <text:p text:style-name="P2"><text:s text:c="6"/>Bm <text:s text:c="16"/><text:span text:style-name="T5">G <text:s/></text:span></text:p>
      <text:p text:style-name="P2">And I just turned twenty-two </text:p>
      <text:p text:style-name="P5"><text:span text:style-name="T5"><text:s/></text:span><text:s text:c="6"/>Bm <text:s text:c="15"/>C</text:p>
      <text:p text:style-name="P5">I was wonderin' what to do</text:p>
      <text:p text:style-name="P4"><text:s text:c="4"/>Bm <text:s text:c="18"/><text:span text:style-name="T5">C <text:s/></text:span><text:s text:c="17"/>D <text:s text:c="3"/><text:span text:style-name="T1">G C G</text:span></text:p>
      <text:p text:style-name="P4"><text:span text:style-name="T6">T</text:span>he closer they <text:span text:style-name="T1">came</text:span> <text:span text:style-name="T6">t</text:span>he more those feelings grew.</text:p>
      <text:p text:style-name="Heading_20_3"><text:soft-page-break/>[VERSE 3]</text:p>
      <text:p text:style-name="P2">G <text:s text:c="18"/>C <text:s text:c="12"/><text:span text:style-name="T1">G</text:span></text:p>
      <text:p text:style-name="P2">Daddy's rifle in my hand felt reassurin', <text:span text:style-name="T7">he told me</text:span></text:p>
      <text:p text:style-name="P5">C <text:s text:c="41"/><text:span text:style-name="T1">G</text:span></text:p>
      <text:p text:style-name="P5">Red means run, son, <text:span text:style-name="T7">and all numbers</text:span> add to nothin'</text:p>
      <text:p text:style-name="P2"><text:s text:c="13"/>C <text:s text:c="17"/><text:span text:style-name="T9">E</text:span>m <text:s text:c="12"/>G</text:p>
      <text:p text:style-name="P2">But when the first shot hit the docks I saw it comin'</text:p>
      <text:p text:style-name="P2"><text:s text:c="10"/>Bm <text:s text:c="9"/><text:span text:style-name="T6">G</text:span></text:p>
      <text:p text:style-name="P5">Raised my rifle to my eye, </text:p>
      <text:p text:style-name="P5"><text:s text:c="6"/>Bm <text:s text:c="15"/>C</text:p>
      <text:p text:style-name="P5">Never stopped to wonder why.</text:p>
      <text:p text:style-name="P3"><text:s text:c="5"/>Bm <text:s text:c="17"/><text:span text:style-name="T6">C <text:s/></text:span><text:s text:c="18"/>D <text:s text:c="2"/><text:span text:style-name="T1">G C G</text:span></text:p>
      <text:p text:style-name="P2">Then I saw black, <text:span text:style-name="T4">a</text:span>nd my face splashed in the sky.</text:p>
      <text:p text:style-name="P7">[VERSE 4]</text:p>
      <text:p text:style-name="P2">G <text:s text:c="18"/>C <text:s text:c="12"/><text:span text:style-name="T1">G</text:span></text:p>
      <text:p text:style-name="P2">Shelter me from the powder and the finger</text:p>
      <text:p text:style-name="P4">C <text:s text:c="16"/><text:span text:style-name="T3">Em <text:s text:c="5"/></text:span><text:s text:c="16"/><text:span text:style-name="T1">G</text:span></text:p>
      <text:p text:style-name="P4">Cover me with the thought that pulled the trigger</text:p>
      <text:p text:style-name="P2">C <text:s text:c="13"/><text:span text:style-name="T7">E</text:span>m <text:s text:c="13"/>G</text:p>
      <text:p text:style-name="P2">Think of me as one you'd never figured</text:p>
      <text:p text:style-name="P2"><text:s text:c="6"/>Bm <text:s text:c="9"/><text:span text:style-name="T2">Em <text:s text:c="4"/></text:span></text:p>
      <text:p text:style-name="P5">Would fade away so young, </text:p>
      <text:p text:style-name="P5"><text:s text:c="5"/>Bm <text:s text:c="12"/>C</text:p>
      <text:p text:style-name="P5"><text:span text:style-name="T7">W</text:span>ith so much left undone,</text:p>
      <text:p text:style-name="P2"><text:s text:c="2"/>Bm <text:s text:c="13"/><text:span text:style-name="T7">C</text:span> <text:s text:c="16"/>D</text:p>
      <text:p text:style-name="P2">Remember me to my love, I know I'll miss her. </text:p>
      <text:p text:style-name="P7">[OUTRO]</text:p>
      <text:p text:style-name="P1">G <text:s/>C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2H22M</meta:editing-duration>
    <meta:editing-cycles>46</meta:editing-cycles>
    <meta:generator>LibreOffice/6.0.1.1$MacOSX_X86_64 LibreOffice_project/60bfb1526849283ce2491346ed2aa51c465abfe6</meta:generator>
    <dc:title>Lyrics + Chords</dc:title>
    <dc:date>2018-02-22T15:47:33.848163591</dc:date>
    <meta:print-date>2017-04-03T12:23:29.985893000</meta:print-date>
    <meta:document-statistic meta:table-count="0" meta:image-count="0" meta:object-count="0" meta:page-count="2" meta:paragraph-count="63" meta:word-count="307" meta:character-count="2111" meta:non-whitespace-character-count="103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